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background-color="#FFFFFF"/>
    </style:style>
    <style:style style:name="T3" style:parent-style-name="Absatz-Standardschriftart" style:family="text">
      <style:text-properties style:font-name="JetBrains Mono" fo:color="#0033B3" fo:font-size="10pt" style:font-size-asian="10pt"/>
    </style:style>
    <style:style style:name="T4" style:parent-style-name="Absatz-Standardschriftart" style:family="text">
      <style:text-properties style:font-name="JetBrains Mono" fo:color="#000000" fo:font-size="10pt" style:font-size-asian="10pt"/>
    </style:style>
    <style:style style:name="T5" style:parent-style-name="Absatz-Standardschriftart" style:family="text">
      <style:text-properties style:font-name="JetBrains Mono" fo:color="#080808" fo:font-size="10pt" style:font-size-asian="10pt"/>
    </style:style>
    <style:style style:name="T6" style:parent-style-name="Absatz-Standardschriftart" style:family="text">
      <style:text-properties fo:font-size="10pt" style:font-size-asian="10pt"/>
    </style:style>
    <style:style style:name="T7" style:parent-style-name="Absatz-Standardschriftart" style:family="text">
      <style:text-properties fo:font-size="10pt" style:font-size-asian="10pt"/>
    </style:style>
    <style:style style:name="T8" style:parent-style-name="Absatz-Standardschriftart" style:family="text">
      <style:text-properties style:font-name="JetBrains Mono" fo:color="#080808" fo:font-size="10pt" style:font-size-asian="10pt"/>
    </style:style>
    <style:style style:name="T9" style:parent-style-name="Absatz-Standardschriftart" style:family="text">
      <style:text-properties style:font-name="JetBrains Mono" fo:color="#0033B3" fo:font-size="10pt" style:font-size-asian="10pt"/>
    </style:style>
    <style:style style:name="T10" style:parent-style-name="Absatz-Standardschriftart" style:family="text">
      <style:text-properties style:font-name="JetBrains Mono" fo:color="#000000" fo:font-size="10pt" style:font-size-asian="10pt"/>
    </style:style>
    <style:style style:name="T11" style:parent-style-name="Absatz-Standardschriftart" style:family="text">
      <style:text-properties style:font-name="JetBrains Mono" fo:color="#871094" fo:font-size="10pt" style:font-size-asian="10pt"/>
    </style:style>
    <style:style style:name="T12" style:parent-style-name="Absatz-Standardschriftart" style:family="text">
      <style:text-properties style:font-name="JetBrains Mono" fo:color="#080808" fo:font-size="10pt" style:font-size-asian="10pt"/>
    </style:style>
    <style:style style:name="T13" style:parent-style-name="Absatz-Standardschriftart" style:family="text">
      <style:text-properties fo:font-size="10pt" style:font-size-asian="10pt"/>
    </style:style>
    <style:style style:name="T14" style:parent-style-name="Absatz-Standardschriftart" style:family="text">
      <style:text-properties style:font-name="JetBrains Mono" fo:color="#080808" fo:font-size="10pt" style:font-size-asian="10pt"/>
    </style:style>
    <style:style style:name="T15" style:parent-style-name="Absatz-Standardschriftart" style:family="text">
      <style:text-properties style:font-name="JetBrains Mono" fo:color="#0033B3" fo:font-size="10pt" style:font-size-asian="10pt"/>
    </style:style>
    <style:style style:name="T16" style:parent-style-name="Absatz-Standardschriftart" style:family="text">
      <style:text-properties style:font-name="JetBrains Mono" fo:color="#000000" fo:font-size="10pt" style:font-size-asian="10pt"/>
    </style:style>
    <style:style style:name="T17" style:parent-style-name="Absatz-Standardschriftart" style:family="text">
      <style:text-properties style:font-name="JetBrains Mono" fo:color="#871094" fo:font-size="10pt" style:font-size-asian="10pt"/>
    </style:style>
    <style:style style:name="T18" style:parent-style-name="Absatz-Standardschriftart" style:family="text">
      <style:text-properties style:font-name="JetBrains Mono" fo:color="#080808" fo:font-size="10pt" style:font-size-asian="10pt"/>
    </style:style>
    <style:style style:name="T19" style:parent-style-name="Absatz-Standardschriftart" style:family="text">
      <style:text-properties fo:font-size="10pt" style:font-size-asian="10pt"/>
    </style:style>
    <style:style style:name="T20" style:parent-style-name="Absatz-Standardschriftart" style:family="text">
      <style:text-properties style:font-name="JetBrains Mono" fo:color="#080808" fo:font-size="10pt" style:font-size-asian="10pt"/>
    </style:style>
    <style:style style:name="T21" style:parent-style-name="Absatz-Standardschriftart" style:family="text">
      <style:text-properties style:font-name="JetBrains Mono" fo:color="#0033B3" fo:font-size="10pt" style:font-size-asian="10pt"/>
    </style:style>
    <style:style style:name="T22" style:parent-style-name="Absatz-Standardschriftart" style:family="text">
      <style:text-properties style:font-name="JetBrains Mono" fo:color="#000000" fo:font-size="10pt" style:font-size-asian="10pt"/>
    </style:style>
    <style:style style:name="T23" style:parent-style-name="Absatz-Standardschriftart" style:family="text">
      <style:text-properties style:font-name="JetBrains Mono" fo:color="#871094" fo:font-size="10pt" style:font-size-asian="10pt"/>
    </style:style>
    <style:style style:name="T24" style:parent-style-name="Absatz-Standardschriftart" style:family="text">
      <style:text-properties style:font-name="JetBrains Mono" fo:color="#080808" fo:font-size="10pt" style:font-size-asian="10pt"/>
    </style:style>
    <style:style style:name="T25" style:parent-style-name="Absatz-Standardschriftart" style:family="text">
      <style:text-properties fo:font-size="10pt" style:font-size-asian="10pt"/>
    </style:style>
    <style:style style:name="T26" style:parent-style-name="Absatz-Standardschriftart" style:family="text">
      <style:text-properties style:font-name="JetBrains Mono" fo:color="#080808" fo:font-size="10pt" style:font-size-asian="10pt"/>
    </style:style>
    <style:style style:name="T27" style:parent-style-name="Absatz-Standardschriftart" style:family="text">
      <style:text-properties style:font-name="JetBrains Mono" fo:color="#0033B3" fo:font-size="10pt" style:font-size-asian="10pt"/>
    </style:style>
    <style:style style:name="T28" style:parent-style-name="Absatz-Standardschriftart" style:family="text">
      <style:text-properties style:font-name="JetBrains Mono" fo:color="#000000" fo:font-size="10pt" style:font-size-asian="10pt"/>
    </style:style>
    <style:style style:name="T29" style:parent-style-name="Absatz-Standardschriftart" style:family="text">
      <style:text-properties style:font-name="JetBrains Mono" fo:color="#871094" fo:font-size="10pt" style:font-size-asian="10pt"/>
    </style:style>
    <style:style style:name="T30" style:parent-style-name="Absatz-Standardschriftart" style:family="text">
      <style:text-properties style:font-name="JetBrains Mono" fo:color="#080808" fo:font-size="10pt" style:font-size-asian="10pt"/>
    </style:style>
    <style:style style:name="T31" style:parent-style-name="Absatz-Standardschriftart" style:family="text">
      <style:text-properties fo:font-size="10pt" style:font-size-asian="10pt"/>
    </style:style>
    <style:style style:name="T32" style:parent-style-name="Absatz-Standardschriftart" style:family="text">
      <style:text-properties fo:font-size="10pt" style:font-size-asian="10pt"/>
    </style:style>
    <style:style style:name="T33" style:parent-style-name="Absatz-Standardschriftart" style:family="text">
      <style:text-properties style:font-name="JetBrains Mono" fo:color="#080808" fo:font-size="10pt" style:font-size-asian="10pt"/>
    </style:style>
    <style:style style:name="T34" style:parent-style-name="Absatz-Standardschriftart" style:family="text">
      <style:text-properties style:font-name="JetBrains Mono" fo:color="#0033B3" fo:font-size="10pt" style:font-size-asian="10pt"/>
    </style:style>
    <style:style style:name="T35" style:parent-style-name="Absatz-Standardschriftart" style:family="text">
      <style:text-properties style:font-name="JetBrains Mono" fo:color="#00627A" fo:font-size="10pt" style:font-size-asian="10pt"/>
    </style:style>
    <style:style style:name="T36" style:parent-style-name="Absatz-Standardschriftart" style:family="text">
      <style:text-properties style:font-name="JetBrains Mono" fo:color="#080808" fo:font-size="10pt" style:font-size-asian="10pt"/>
    </style:style>
    <style:style style:name="T37" style:parent-style-name="Absatz-Standardschriftart" style:family="text">
      <style:text-properties style:font-name="JetBrains Mono" fo:color="#000000" fo:font-size="10pt" style:font-size-asian="10pt"/>
    </style:style>
    <style:style style:name="T38" style:parent-style-name="Absatz-Standardschriftart" style:family="text">
      <style:text-properties style:font-name="JetBrains Mono" fo:color="#080808" fo:font-size="10pt" style:font-size-asian="10pt"/>
    </style:style>
    <style:style style:name="T39" style:parent-style-name="Absatz-Standardschriftart" style:family="text">
      <style:text-properties style:font-name="JetBrains Mono" fo:color="#000000" fo:font-size="10pt" style:font-size-asian="10pt"/>
    </style:style>
    <style:style style:name="T40" style:parent-style-name="Absatz-Standardschriftart" style:family="text">
      <style:text-properties style:font-name="JetBrains Mono" fo:color="#080808" fo:font-size="10pt" style:font-size-asian="10pt"/>
    </style:style>
    <style:style style:name="T41" style:parent-style-name="Absatz-Standardschriftart" style:family="text">
      <style:text-properties style:font-name="JetBrains Mono" fo:color="#000000" fo:font-size="10pt" style:font-size-asian="10pt"/>
    </style:style>
    <style:style style:name="T42" style:parent-style-name="Absatz-Standardschriftart" style:family="text">
      <style:text-properties style:font-name="JetBrains Mono" fo:color="#080808" fo:font-size="10pt" style:font-size-asian="10pt"/>
    </style:style>
    <style:style style:name="T43" style:parent-style-name="Absatz-Standardschriftart" style:family="text">
      <style:text-properties style:font-name="JetBrains Mono" fo:color="#000000" fo:font-size="10pt" style:font-size-asian="10pt"/>
    </style:style>
    <style:style style:name="T44" style:parent-style-name="Absatz-Standardschriftart" style:family="text">
      <style:text-properties style:font-name="JetBrains Mono" fo:color="#080808" fo:font-size="10pt" style:font-size-asian="10pt"/>
    </style:style>
    <style:style style:name="T45" style:parent-style-name="Absatz-Standardschriftart" style:family="text">
      <style:text-properties fo:font-size="10pt" style:font-size-asian="10pt"/>
    </style:style>
    <style:style style:name="T46" style:parent-style-name="Absatz-Standardschriftart" style:family="text">
      <style:text-properties style:font-name="JetBrains Mono" fo:color="#080808" fo:font-size="10pt" style:font-size-asian="10pt"/>
    </style:style>
    <style:style style:name="T47" style:parent-style-name="Absatz-Standardschriftart" style:family="text">
      <style:text-properties style:font-name="JetBrains Mono" fo:color="#0033B3" fo:font-size="10pt" style:font-size-asian="10pt"/>
    </style:style>
    <style:style style:name="T48" style:parent-style-name="Absatz-Standardschriftart" style:family="text">
      <style:text-properties style:font-name="JetBrains Mono" fo:color="#080808" fo:font-size="10pt" style:font-size-asian="10pt"/>
    </style:style>
    <style:style style:name="T49" style:parent-style-name="Absatz-Standardschriftart" style:family="text">
      <style:text-properties style:font-name="JetBrains Mono" fo:color="#871094" fo:font-size="10pt" style:font-size-asian="10pt"/>
    </style:style>
    <style:style style:name="T50" style:parent-style-name="Absatz-Standardschriftart" style:family="text">
      <style:text-properties style:font-name="JetBrains Mono" fo:color="#080808" fo:font-size="10pt" style:font-size-asian="10pt"/>
    </style:style>
    <style:style style:name="T51" style:parent-style-name="Absatz-Standardschriftart" style:family="text">
      <style:text-properties fo:font-size="10pt" style:font-size-asian="10pt"/>
    </style:style>
    <style:style style:name="T52" style:parent-style-name="Absatz-Standardschriftart" style:family="text">
      <style:text-properties style:font-name="JetBrains Mono" fo:color="#080808" fo:font-size="10pt" style:font-size-asian="10pt"/>
    </style:style>
    <style:style style:name="T53" style:parent-style-name="Absatz-Standardschriftart" style:family="text">
      <style:text-properties style:font-name="JetBrains Mono" fo:color="#0033B3" fo:font-size="10pt" style:font-size-asian="10pt"/>
    </style:style>
    <style:style style:name="T54" style:parent-style-name="Absatz-Standardschriftart" style:family="text">
      <style:text-properties style:font-name="JetBrains Mono" fo:color="#080808" fo:font-size="10pt" style:font-size-asian="10pt"/>
    </style:style>
    <style:style style:name="T55" style:parent-style-name="Absatz-Standardschriftart" style:family="text">
      <style:text-properties style:font-name="JetBrains Mono" fo:color="#871094" fo:font-size="10pt" style:font-size-asian="10pt"/>
    </style:style>
    <style:style style:name="T56" style:parent-style-name="Absatz-Standardschriftart" style:family="text">
      <style:text-properties style:font-name="JetBrains Mono" fo:color="#080808" fo:font-size="10pt" style:font-size-asian="10pt"/>
    </style:style>
    <style:style style:name="T57" style:parent-style-name="Absatz-Standardschriftart" style:family="text">
      <style:text-properties fo:font-size="10pt" style:font-size-asian="10pt"/>
    </style:style>
    <style:style style:name="T58" style:parent-style-name="Absatz-Standardschriftart" style:family="text">
      <style:text-properties style:font-name="JetBrains Mono" fo:color="#080808" fo:font-size="10pt" style:font-size-asian="10pt"/>
    </style:style>
    <style:style style:name="T59" style:parent-style-name="Absatz-Standardschriftart" style:family="text">
      <style:text-properties style:font-name="JetBrains Mono" fo:color="#0033B3" fo:font-size="10pt" style:font-size-asian="10pt"/>
    </style:style>
    <style:style style:name="T60" style:parent-style-name="Absatz-Standardschriftart" style:family="text">
      <style:text-properties style:font-name="JetBrains Mono" fo:color="#080808" fo:font-size="10pt" style:font-size-asian="10pt"/>
    </style:style>
    <style:style style:name="T61" style:parent-style-name="Absatz-Standardschriftart" style:family="text">
      <style:text-properties style:font-name="JetBrains Mono" fo:color="#871094" fo:font-size="10pt" style:font-size-asian="10pt"/>
    </style:style>
    <style:style style:name="T62" style:parent-style-name="Absatz-Standardschriftart" style:family="text">
      <style:text-properties style:font-name="JetBrains Mono" fo:color="#080808" fo:font-size="10pt" style:font-size-asian="10pt"/>
    </style:style>
    <style:style style:name="T63" style:parent-style-name="Absatz-Standardschriftart" style:family="text">
      <style:text-properties fo:font-size="10pt" style:font-size-asian="10pt"/>
    </style:style>
    <style:style style:name="T64" style:parent-style-name="Absatz-Standardschriftart" style:family="text">
      <style:text-properties style:font-name="JetBrains Mono" fo:color="#080808" fo:font-size="10pt" style:font-size-asian="10pt"/>
    </style:style>
    <style:style style:name="T65" style:parent-style-name="Absatz-Standardschriftart" style:family="text">
      <style:text-properties style:font-name="JetBrains Mono" fo:color="#0033B3" fo:font-size="10pt" style:font-size-asian="10pt"/>
    </style:style>
    <style:style style:name="T66" style:parent-style-name="Absatz-Standardschriftart" style:family="text">
      <style:text-properties style:font-name="JetBrains Mono" fo:color="#080808" fo:font-size="10pt" style:font-size-asian="10pt"/>
    </style:style>
    <style:style style:name="T67" style:parent-style-name="Absatz-Standardschriftart" style:family="text">
      <style:text-properties style:font-name="JetBrains Mono" fo:color="#871094" fo:font-size="10pt" style:font-size-asian="10pt"/>
    </style:style>
    <style:style style:name="T68" style:parent-style-name="Absatz-Standardschriftart" style:family="text">
      <style:text-properties style:font-name="JetBrains Mono" fo:color="#080808" fo:font-size="10pt" style:font-size-asian="10pt"/>
    </style:style>
    <style:style style:name="T69" style:parent-style-name="Absatz-Standardschriftart" style:family="text">
      <style:text-properties fo:font-size="10pt" style:font-size-asian="10pt"/>
    </style:style>
    <style:style style:name="T70" style:parent-style-name="Absatz-Standardschriftart" style:family="text">
      <style:text-properties style:font-name="JetBrains Mono" fo:color="#080808" fo:font-size="10pt" style:font-size-asian="10pt"/>
    </style:style>
    <style:style style:name="T71" style:parent-style-name="Absatz-Standardschriftart" style:family="text">
      <style:text-properties fo:font-size="10pt" style:font-size-asian="10pt"/>
    </style:style>
    <style:style style:name="T72" style:parent-style-name="Absatz-Standardschriftart" style:family="text">
      <style:text-properties style:font-name="JetBrains Mono" fo:color="#080808" fo:font-size="10pt" style:font-size-asian="10pt"/>
    </style:style>
    <style:style style:name="T73" style:parent-style-name="Absatz-Standardschriftart" style:family="text">
      <style:text-properties style:font-name="JetBrains Mono" fo:color="#0033B3" fo:font-size="10pt" style:font-size-asian="10pt"/>
    </style:style>
    <style:style style:name="T74" style:parent-style-name="Absatz-Standardschriftart" style:family="text">
      <style:text-properties style:font-name="JetBrains Mono" fo:color="#000000" fo:font-size="10pt" style:font-size-asian="10pt"/>
    </style:style>
    <style:style style:name="T75" style:parent-style-name="Absatz-Standardschriftart" style:family="text">
      <style:text-properties style:font-name="JetBrains Mono" fo:color="#080808" fo:font-size="10pt" style:font-size-asian="10pt"/>
    </style:style>
    <style:style style:name="T76" style:parent-style-name="Absatz-Standardschriftart" style:family="text">
      <style:text-properties style:font-name="JetBrains Mono" fo:color="#080808" fo:font-size="10pt" style:font-size-asian="10pt"/>
    </style:style>
    <style:style style:name="T77" style:parent-style-name="Absatz-Standardschriftart" style:family="text">
      <style:text-properties style:font-name="JetBrains Mono" fo:color="#0033B3" fo:font-size="10pt" style:font-size-asian="10pt"/>
    </style:style>
    <style:style style:name="T78" style:parent-style-name="Absatz-Standardschriftart" style:family="text">
      <style:text-properties style:font-name="JetBrains Mono" fo:color="#000000" fo:font-size="10pt" style:font-size-asian="10pt"/>
    </style:style>
    <style:style style:name="T79" style:parent-style-name="Absatz-Standardschriftart" style:family="text">
      <style:text-properties style:font-name="JetBrains Mono" fo:color="#871094" fo:font-size="10pt" style:font-size-asian="10pt"/>
    </style:style>
    <style:style style:name="T80" style:parent-style-name="Absatz-Standardschriftart" style:family="text">
      <style:text-properties style:font-name="JetBrains Mono" fo:color="#080808" fo:font-size="10pt" style:font-size-asian="10pt"/>
    </style:style>
    <style:style style:name="T81" style:parent-style-name="Absatz-Standardschriftart" style:family="text">
      <style:text-properties style:font-name="JetBrains Mono" fo:color="#0033B3" fo:font-size="10pt" style:font-size-asian="10pt"/>
    </style:style>
    <style:style style:name="T82" style:parent-style-name="Absatz-Standardschriftart" style:family="text">
      <style:text-properties style:font-name="JetBrains Mono" fo:color="#080808" fo:font-size="10pt" style:font-size-asian="10pt"/>
    </style:style>
    <style:style style:name="T83" style:parent-style-name="Absatz-Standardschriftart" style:family="text">
      <style:text-properties style:font-name="JetBrains Mono" fo:color="#080808" fo:font-size="10pt" style:font-size-asian="10pt"/>
    </style:style>
    <style:style style:name="T84" style:parent-style-name="Absatz-Standardschriftart" style:family="text">
      <style:text-properties style:font-name="JetBrains Mono" fo:color="#0033B3" fo:font-size="10pt" style:font-size-asian="10pt"/>
    </style:style>
    <style:style style:name="T85" style:parent-style-name="Absatz-Standardschriftart" style:family="text">
      <style:text-properties style:font-name="JetBrains Mono" fo:color="#000000" fo:font-size="10pt" style:font-size-asian="10pt"/>
    </style:style>
    <style:style style:name="T86" style:parent-style-name="Absatz-Standardschriftart" style:family="text">
      <style:text-properties style:font-name="JetBrains Mono" fo:color="#00627A" fo:font-size="10pt" style:font-size-asian="10pt"/>
    </style:style>
    <style:style style:name="T87" style:parent-style-name="Absatz-Standardschriftart" style:family="text">
      <style:text-properties style:font-name="JetBrains Mono" fo:color="#080808" fo:font-size="10pt" style:font-size-asian="10pt"/>
    </style:style>
    <style:style style:name="T88" style:parent-style-name="Absatz-Standardschriftart" style:family="text">
      <style:text-properties style:font-name="JetBrains Mono" fo:color="#080808" fo:font-size="10pt" style:font-size-asian="10pt"/>
    </style:style>
    <style:style style:name="T89" style:parent-style-name="Absatz-Standardschriftart" style:family="text">
      <style:text-properties style:font-name="JetBrains Mono" fo:color="#0033B3" fo:font-size="10pt" style:font-size-asian="10pt"/>
    </style:style>
    <style:style style:name="T90" style:parent-style-name="Absatz-Standardschriftart" style:family="text">
      <style:text-properties style:font-name="JetBrains Mono" fo:color="#0033B3" fo:font-size="10pt" style:font-size-asian="10pt"/>
    </style:style>
    <style:style style:name="T91" style:parent-style-name="Absatz-Standardschriftart" style:family="text">
      <style:text-properties style:font-name="JetBrains Mono" fo:color="#0033B3" fo:font-size="10pt" style:font-size-asian="10pt"/>
    </style:style>
    <style:style style:name="T92" style:parent-style-name="Absatz-Standardschriftart" style:family="text">
      <style:text-properties style:font-name="JetBrains Mono" fo:color="#080808" fo:font-size="10pt" style:font-size-asian="10pt"/>
    </style:style>
    <style:style style:name="T93" style:parent-style-name="Absatz-Standardschriftart" style:family="text">
      <style:text-properties style:font-name="JetBrains Mono" fo:color="#080808" fo:font-size="10pt" style:font-size-asian="10pt"/>
    </style:style>
    <style:style style:name="T94" style:parent-style-name="Absatz-Standardschriftart" style:family="text">
      <style:text-properties style:font-name="JetBrains Mono" fo:color="#0033B3" fo:font-size="10pt" style:font-size-asian="10pt"/>
    </style:style>
    <style:style style:name="T95" style:parent-style-name="Absatz-Standardschriftart" style:family="text">
      <style:text-properties style:font-name="JetBrains Mono" fo:color="#00627A" fo:font-size="10pt" style:font-size-asian="10pt"/>
    </style:style>
    <style:style style:name="T96" style:parent-style-name="Absatz-Standardschriftart" style:family="text">
      <style:text-properties style:font-name="JetBrains Mono" fo:color="#080808" fo:font-size="10pt" style:font-size-asian="10pt"/>
    </style:style>
    <style:style style:name="T97" style:parent-style-name="Absatz-Standardschriftart" style:family="text">
      <style:text-properties style:font-name="JetBrains Mono" fo:color="#0033B3" fo:font-size="10pt" style:font-size-asian="10pt"/>
    </style:style>
    <style:style style:name="T98" style:parent-style-name="Absatz-Standardschriftart" style:family="text">
      <style:text-properties style:font-name="JetBrains Mono" fo:color="#080808" fo:font-size="10pt" style:font-size-asian="10pt"/>
    </style:style>
    <style:style style:name="T99" style:parent-style-name="Absatz-Standardschriftart" style:family="text">
      <style:text-properties style:font-name="JetBrains Mono" fo:color="#080808" fo:font-size="10pt" style:font-size-asian="10pt"/>
    </style:style>
    <style:style style:name="T100" style:parent-style-name="Absatz-Standardschriftart" style:family="text">
      <style:text-properties style:font-name="JetBrains Mono" fo:color="#871094" fo:font-size="10pt" style:font-size-asian="10pt"/>
    </style:style>
    <style:style style:name="T101" style:parent-style-name="Absatz-Standardschriftart" style:family="text">
      <style:text-properties style:font-name="JetBrains Mono" fo:color="#080808" fo:font-size="10pt" style:font-size-asian="10pt"/>
    </style:style>
    <style:style style:name="T102" style:parent-style-name="Absatz-Standardschriftart" style:family="text">
      <style:text-properties style:font-name="JetBrains Mono" fo:color="#080808" fo:font-size="10pt" style:font-size-asian="10pt"/>
    </style:style>
    <style:style style:name="T103" style:parent-style-name="Absatz-Standardschriftart" style:family="text">
      <style:text-properties style:font-name="JetBrains Mono" fo:color="#080808" fo:font-size="10pt" style:font-size-asian="10pt"/>
    </style:style>
    <style:style style:name="T104" style:parent-style-name="Absatz-Standardschriftart" style:family="text">
      <style:text-properties style:font-name="JetBrains Mono" fo:color="#0033B3" fo:font-size="10pt" style:font-size-asian="10pt"/>
    </style:style>
    <style:style style:name="T105" style:parent-style-name="Absatz-Standardschriftart" style:family="text">
      <style:text-properties style:font-name="JetBrains Mono" fo:color="#00627A" fo:font-size="10pt" style:font-size-asian="10pt"/>
    </style:style>
    <style:style style:name="T106" style:parent-style-name="Absatz-Standardschriftart" style:family="text">
      <style:text-properties style:font-name="JetBrains Mono" fo:color="#080808" fo:font-size="10pt" style:font-size-asian="10pt"/>
    </style:style>
    <style:style style:name="T107" style:parent-style-name="Absatz-Standardschriftart" style:family="text">
      <style:text-properties style:font-name="JetBrains Mono" fo:color="#080808" fo:font-size="10pt" style:font-size-asian="10pt"/>
    </style:style>
    <style:style style:name="T108" style:parent-style-name="Absatz-Standardschriftart" style:family="text">
      <style:text-properties style:font-name="JetBrains Mono" fo:color="#0033B3" fo:font-size="10pt" style:font-size-asian="10pt"/>
    </style:style>
    <style:style style:name="T109" style:parent-style-name="Absatz-Standardschriftart" style:family="text">
      <style:text-properties style:font-name="JetBrains Mono" fo:color="#871094" fo:font-size="10pt" style:font-size-asian="10pt"/>
    </style:style>
    <style:style style:name="T110" style:parent-style-name="Absatz-Standardschriftart" style:family="text">
      <style:text-properties style:font-name="JetBrains Mono" fo:color="#080808" fo:font-size="10pt" style:font-size-asian="10pt"/>
    </style:style>
    <style:style style:name="T111" style:parent-style-name="Absatz-Standardschriftart" style:family="text">
      <style:text-properties style:font-name="JetBrains Mono" fo:color="#080808" fo:font-size="10pt" style:font-size-asian="10pt"/>
    </style:style>
    <style:style style:name="T112" style:parent-style-name="Absatz-Standardschriftart" style:family="text">
      <style:text-properties style:font-name="JetBrains Mono" fo:color="#080808" fo:font-size="10pt" style:font-size-asian="10pt"/>
    </style:style>
  </office:automatic-styles>
  <office:body>
    <office:text text:use-soft-page-breaks="true">
      <text:p text:style-name="P1">Nachdenkzettel Clean Code</text:p>
      <text:p text:style-name="Standard"/>
      <text:p text:style-name="Standard"><text:s text:c="74"/></text:p>
      <text:p text:style-name="Standard">1. <text:s text:c="2"/>Klassenexplosion (Schwierig..)</text:p>
      <text:p text:style-name="Standard"/>
      <text:p text:style-name="Standard">class Formularfeld;</text:p>
      <text:p text:style-name="Standard">class Textfeld extends Formularfeld;</text:p>
      <text:p text:style-name="Standard">class Zahlfeld extends<text:s/>Formularfeld;</text:p>
      <text:p text:style-name="Standard">class TextUndZahlFeld extends Formularfeld;</text:p>
      <text:p text:style-name="Standard">class TextfeldOCR extends Textfeld;</text:p>
      <text:p text:style-name="Standard">class ZahlfeldOCR extends Zahlfeld;</text:p>
      <text:p text:style-name="Standard">class TextUndZahlFeldOCR extends TextUndZahlFeld;</text:p>
      <text:p text:style-name="Standard">class TextfeldSonderZ extends TextUndZahlFeld;</text:p>
      <text:p text:style-name="Standard">class TextfeldOCRSonderZ extends TextUndZahlFeldOCR;</text:p>
      <text:p text:style-name="Standard">class .....</text:p>
      <text:p text:style-name="Standard"/>
      <text:p text:style-name="Standard">&gt; Jede weitere Eigenschaft oder Spezialisierung führt zu vielen neuen Klassen durch Kombination. Die Folge ist explosives Anwachsen der Zahl der Klassen mit identischem Code. (Lösung?)</text:p>
      <text:p text:style-name="Standard"/>
      <text:p text:style-name="Standard">If you just require fields for numbers or text, you could build Textfeld and Zahlfeld as interfaces and use them in TextUndZahlFeld and the OCR-Variants. You could use a factory to make dealing with the classes better.</text:p>
      <text:p text:style-name="Standard"><text:s text:c="17"/></text:p>
      <text:p text:style-name="Standard"/>
      <text:p text:style-name="Standard">2. Der<text:s/>verwirrte und der nicht-verwirrte Indexer</text:p>
      <text:p text:style-name="Standard">was genau unterscheidet die beiden Indexer? Wieso ist der eine „verwirrt“?</text:p>
      <text:p text:style-name="Standard"/>
      <text:p text:style-name="Standard">They differ in how they put the ideas of languageID and isoCode into practice. The ConfusedIndexer doesn't even have constructors, but the UnconfusedIndexer carefully examines the input to its constructors. Both the languageID and the isoCode have independent setter methods that can be modified. For instance, it is conceivable to have the langID for the US and the isoCode "de". Additionally, because its states are variable, it may alter its languageID when provided to another method, causing you to believe that it is still set to German. With the UnconfusedIndexer, this is not the case. So that the method index always uses the right languageID, it converts the provided isoCode to a languageID.</text:p>
      <text:p text:style-name="Standard"/>
      <text:p text:style-name="Standard"/>
      <text:p text:style-name="Standard">3. Korrekte Initialisierung und Updates von Objekten</text:p>
      <text:p text:style-name="Standard"/>
      <text:p text:style-name="Standard">public class Address {</text:p>
      <text:p text:style-name="Standard"><text:s text:c="60"/><text:s text:c="11"/></text:p>
      <text:p text:style-name="Standard"><text:tab/>private String City;</text:p>
      <text:p text:style-name="Standard"><text:tab/>private String Zipcode;</text:p>
      <text:p text:style-name="Standard"><text:tab/>private String Streetname;</text:p>
      <text:p text:style-name="Standard"><text:tab/>private String Number;</text:p>
      <text:p text:style-name="Standard"/>
      <text:p text:style-name="Standard"><text:tab/>public void setCity (String c) {</text:p>
      <text:p text:style-name="Standard"><text:tab/><text:tab/>City = c;</text:p>
      <text:p text:style-name="Standard"><text:tab/>}</text:p>
      <text:soft-page-break/>
      <text:p text:style-name="Standard"><text:tab/>public void setZipcode (String z) {</text:p>
      <text:p text:style-name="Standard"><text:tab/><text:tab/>Zipcode = z;</text:p>
      <text:p text:style-name="Standard"><text:tab/>}</text:p>
      <text:p text:style-name="Standard">}</text:p>
      <text:p text:style-name="Standard">Wie initialisieren Sie Address richtig? Wie machen Sie einen korrekten Update der Werte?</text:p>
      <text:p text:style-name="Standard"/>
      <text:p text:style-name="Standard"><text:s text:c="5"/></text:p>
      <text:p text:style-name="P2"><text:span text:style-name="T3">public class<text:s/></text:span><text:span text:style-name="T4">Address<text:s/></text:span><text:span text:style-name="T5">{</text:span><text:span text:style-name="T6"><text:line-break/></text:span><text:span text:style-name="T7"><text:line-break/></text:span><text:span text:style-name="T8"><text:s text:c="4"/></text:span><text:span text:style-name="T9">private<text:s/></text:span><text:span text:style-name="T10">String<text:s/></text:span><text:span text:style-name="T11">City</text:span><text:span text:style-name="T12">;</text:span><text:span text:style-name="T13"><text:line-break/></text:span><text:span text:style-name="T14"><text:s text:c="4"/></text:span><text:span text:style-name="T15">private<text:s/></text:span><text:span text:style-name="T16">String<text:s/></text:span><text:span text:style-name="T17">Zipcode</text:span><text:span text:style-name="T18">;</text:span><text:span text:style-name="T19"><text:line-break/></text:span><text:span text:style-name="T20"><text:s text:c="4"/></text:span><text:span text:style-name="T21">private<text:s/></text:span><text:span text:style-name="T22">String<text:s/></text:span><text:span text:style-name="T23">Streetname</text:span><text:span text:style-name="T24">;</text:span><text:span text:style-name="T25"><text:line-break/></text:span><text:span text:style-name="T26"><text:s text:c="4"/></text:span><text:span text:style-name="T27">private<text:s/></text:span><text:span text:style-name="T28">String<text:s/></text:span><text:span text:style-name="T29">Number</text:span><text:span text:style-name="T30">;</text:span><text:span text:style-name="T31"><text:line-break/></text:span><text:span text:style-name="T32"><text:line-break/></text:span><text:span text:style-name="T33"><text:s text:c="4"/></text:span><text:span text:style-name="T34">public void<text:s/></text:span><text:span text:style-name="T35">updateAddress<text:s/></text:span><text:span text:style-name="T36">(</text:span><text:span text:style-name="T37">String<text:s/></text:span><text:span text:style-name="T38">City,<text:s/></text:span><text:span text:style-name="T39">String<text:s/></text:span><text:span text:style-name="T40">Zipcode,<text:s/></text:span><text:span text:style-name="T41">String<text:s/></text:span><text:span text:style-name="T42">Streetname,<text:s/></text:span><text:span text:style-name="T43">String<text:s/></text:span><text:span text:style-name="T44">Number) {</text:span><text:span text:style-name="T45"><text:line-break/></text:span><text:span text:style-name="T46"><text:s text:c="8"/></text:span><text:span text:style-name="T47">this</text:span><text:span text:style-name="T48">.</text:span><text:span text:style-name="T49">City<text:s/></text:span><text:span text:style-name="T50">= City;</text:span><text:span text:style-name="T51"><text:line-break/></text:span><text:span text:style-name="T52"><text:s text:c="8"/></text:span><text:span text:style-name="T53">this</text:span><text:span text:style-name="T54">.</text:span><text:span text:style-name="T55">Zipcode<text:s/></text:span><text:span text:style-name="T56">= Zipcode;</text:span><text:span text:style-name="T57"><text:line-break/></text:span><text:span text:style-name="T58"><text:s text:c="8"/></text:span><text:span text:style-name="T59">this</text:span><text:span text:style-name="T60">.</text:span><text:span text:style-name="T61">Streetname<text:s/></text:span><text:span text:style-name="T62">= Streetname;</text:span><text:span text:style-name="T63"><text:line-break/></text:span><text:span text:style-name="T64"><text:s text:c="8"/></text:span><text:span text:style-name="T65">this</text:span><text:span text:style-name="T66">.</text:span><text:span text:style-name="T67">Number<text:s/></text:span><text:span text:style-name="T68">= Number;</text:span><text:span text:style-name="T69"><text:line-break/></text:span><text:span text:style-name="T70"><text:s text:c="4"/>}<text:s/></text:span><text:span text:style-name="T71"><text:line-break/></text:span><text:span text:style-name="T72">}</text:span></text:p>
      <text:p text:style-name="Standard"/>
      <text:p text:style-name="Standard"/>
      <text:p text:style-name="Standard"/>
      <text:p text:style-name="Standard"/>
      <text:p text:style-name="Standard"/>
      <text:p text:style-name="Standard"/>
      <text:p text:style-name="Standard">4. Kapselung und Seiteneffekte</text:p>
      <text:p text:style-name="Standard"/>
      <text:p text:style-name="Standard"><text:s text:c="2"/>public class Person {</text:p>
      <text:p text:style-name="Standard"/>
      <text:p text:style-name="Standard"><text:tab/>public Wallet wallet = new Wallet();</text:p>
      <text:p text:style-name="Standard"><text:tab/>int balance = 0;</text:p>
      <text:p text:style-name="Standard"/>
      <text:p text:style-name="Standard"><text:tab/>public Wallet getWallet(void) {</text:p>
      <text:p text:style-name="Standard"><text:tab/><text:tab/>return wallet;</text:p>
      <text:p text:style-name="Standard"><text:tab/>}</text:p>
      <text:p text:style-name="Standard"><text:tab/></text:p>
      <text:p text:style-name="Standard"><text:tab/>public<text:s/>addMoney(int money) {</text:p>
      <text:p text:style-name="Standard"><text:tab/><text:s/><text:tab/>wallet.add(money);</text:p>
      <text:p text:style-name="Standard"><text:tab/><text:tab/>balance = wallet.size();</text:p>
      <text:p text:style-name="Standard"/>
      <text:p text:style-name="Standard"><text:tab/>public int getBalance() {</text:p>
      <text:p text:style-name="Standard"><text:tab/><text:s/><text:tab/>return balance;</text:p>
      <text:p text:style-name="Standard"><text:s text:c="12"/>}</text:p>
      <text:p text:style-name="Standard">}</text:p>
      <text:p text:style-name="Standard"><text:s text:c="83"/></text:p>
      <text:p text:style-name="Standard">Reparieren Sie die Klasse und sorgen Sie dafür, dass die Gültigkeit der Objekte erhalten bleibt und keine Seiteneffekte auftreten.</text:p>
      <text:p text:style-name="Standard"/>
      <text:p text:style-name="Standard"/>
      <text:soft-page-break/>
      <text:p text:style-name="Standard"><text:span text:style-name="T73">public class<text:s/></text:span><text:span text:style-name="T74">Person<text:s/></text:span><text:span text:style-name="T75">{</text:span><text:line-break/><text:line-break/><text:span text:style-name="T76"><text:s text:c="4"/></text:span><text:span text:style-name="T77">private final<text:s/></text:span><text:span text:style-name="T78">Wallet<text:s/></text:span><text:span text:style-name="T79">wallet<text:s/></text:span><text:span text:style-name="T80">=<text:s/></text:span><text:span text:style-name="T81">new<text:s/></text:span><text:span text:style-name="T82">Wallet();</text:span><text:line-break/><text:line-break/><text:span text:style-name="T83"><text:s text:c="4"/></text:span><text:span text:style-name="T84">public<text:s/></text:span><text:span text:style-name="T85">Wallet<text:s/></text:span><text:span text:style-name="T86">getWallet</text:span><text:span text:style-name="T87">() {</text:span><text:line-break/><text:span text:style-name="T88"><text:s text:c="8"/></text:span><text:span text:style-name="T89">return<text:s/></text:span><text:span text:style-name="T90">wallet</text:span><text:span text:style-name="T91">;</text:span><text:line-break/><text:span text:style-name="T92"><text:s text:c="4"/>}</text:span><text:line-break/><text:line-break/><text:span text:style-name="T93"><text:s text:c="4"/></text:span><text:span text:style-name="T94">public void<text:s/></text:span><text:span text:style-name="T95">addMoney</text:span><text:span text:style-name="T96">(</text:span><text:span text:style-name="T97">int<text:s/></text:span><text:span text:style-name="T98">money) {</text:span><text:line-break/><text:span text:style-name="T99"><text:s text:c="8"/></text:span><text:span text:style-name="T100">wallet</text:span><text:span text:style-name="T101">.add(money);</text:span><text:line-break/><text:span text:style-name="T102"><text:s text:c="4"/>}</text:span><text:line-break/><text:line-break/><text:span text:style-name="T103"><text:s text:c="4"/></text:span><text:span text:style-name="T104">public int<text:s/></text:span><text:span text:style-name="T105">getBalance</text:span><text:span text:style-name="T106">() {</text:span><text:line-break/><text:span text:style-name="T107"><text:s text:c="8"/></text:span><text:span text:style-name="T108">return<text:s/></text:span><text:span text:style-name="T109">wallet</text:span><text:span text:style-name="T110">.size();</text:span><text:line-break/><text:span text:style-name="T111"><text:s text:c="4"/>}</text:span><text:line-break/><text:span text:style-name="T112">}</text:span><text:s text:c="2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 </meta:initial-creator>
    <dc:creator>Michael Dick</dc:creator>
    <meta:creation-date>2014-10-22T20:13:00Z</meta:creation-date>
    <dc:date>2022-06-23T15:42:00Z</dc:date>
    <meta:template xlink:href="Normal.dotm" xlink:type="simple"/>
    <meta:editing-cycles>32</meta:editing-cycles>
    <meta:editing-duration>PT0S</meta:editing-duration>
    <meta:document-statistic meta:page-count="3" meta:paragraph-count="6" meta:word-count="468" meta:character-count="3415" meta:row-count="24" meta:non-whitespace-character-count="2953"/>
  </office:meta>
</office:document-meta>
</file>